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 Chinese Regular" svg:font-family="'Noto Sans S Chinese Regular'" style:font-family-generic="system" style:font-pitch="variable"/>
  </office:font-face-decls>
  <office:automatic-styles>
    <style:style style:name="P1" style:family="paragraph" style:parent-style-name="Standard">
      <style:text-properties officeooo:paragraph-rsid="000d74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rem ipsum dolor sit amet, consectetur adipiscing elit. Sed in scelerisque ante. Morbi nec arcu non est accumsan sagittis vitae sed urna. Integer nisl ante, aliquet ut tellus eget, aliquam bibendum erat. Etiam facilisis lacus at turpis congue posuere. Duis facilisis elit sit amet nisi tincidunt imperdiet id eu lorem.</text:p>
      <text:p text:style-name="Text_20_body">Maecenas eu dolor euismod, iaculis nisl nec, cursus mauris. Mauris scelerisque vulputate ex, sit amet hendrerit ipsum eleifend vel. Morbi ac libero sollicitudin, pulvinar velit vitae, pharetra ipsum. Etiam tempor urna luctus enim maximus egestas.</text:p>
      <text:p text:style-name="Text_20_body">Quisque sit amet est at sapien interdum tincidunt. Suspendisse finibus, nibh nec vulputate ullamcorper, justo orci porta lectus, in dictum lacus nisi ac lorem. Nunc mollis euismod nisi, malesuada interdum nisl porta vitae. In molestie nulla vitae tortor facilisis, vitae vestibulum enim efficitur. Nullam aliquam maximus sapien in placerat. Cras tincidunt varius pretium.</text:p>
      <text:p text:style-name="P1">Duis quis justo eget velit rhoncus condimentum:<text:line-break/>Curabitur sagittis, tortor placerat semper fermentum, ex nibh semper odio, nec tincidunt arcu ante vel metus.<text:line-break/>Etiam vitae erat non nisl hendrerit placerat.<text:line-break/>Cras et semper magna.<text:line-break/>Nulla facili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 Chinese Regular" svg:font-family="'Noto Sans S Chinese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Noto Sans S Chinese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Noto Sans S Chinese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 Chinese Regular" style:font-family-asian="'Noto Sans S Chinese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6:02:54.377516490</meta:creation-date>
    <dc:date>2014-09-17T16:04:38.011689472</dc:date>
    <meta:editing-duration>P0D</meta:editing-duration>
    <meta:editing-cycles>1</meta:editing-cycles>
    <meta:document-statistic meta:table-count="0" meta:image-count="0" meta:object-count="0" meta:page-count="1" meta:paragraph-count="4" meta:word-count="174" meta:character-count="1177" meta:non-whitespace-character-count="1007"/>
    <meta:generator>LibreOffice/4.2.6.3$Linux_X86_64 LibreOffice_project/420m0$Build-3</meta:generator>
  </office:meta>
</office:document-meta>
</file>